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LON CORREA, FIORELA CHRISTI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77718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LON CORREA, FIORELA CHRISTI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771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8/10/2021 </text:span><text:span text:style-name="T5"><text:s/></text:span></text:p>
          </table:table-cell>
          <table:table-cell table:style-name="Tabla1.C3" office:value-type="string">
            <text:p text:style-name="P22"><text:span text:style-name="T7"/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8</text:p>
          </table:table-cell>
          <table:table-cell table:style-name="Tableau1.A2" office:value-type="string">
            <text:p text:style-name="P13">54</text:p>
          </table:table-cell>
          <table:table-cell table:style-name="Tableau1.D2" office:value-type="string">
            <text:p text:style-name="P12">43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3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187</text:p>
          </table:table-cell>
          <table:table-cell table:style-name="Tabla2.A2" office:value-type="string">
            <text:p text:style-name="P7">32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761967</text:p>
          </table:table-cell>
          <table:table-cell table:style-name="Tabla2.A2" office:value-type="string">
            <text:p text:style-name="P7">1336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.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MONTO ABONADO CORRESPONDE AL EMBARQUE DEL DIA LUNES 18/10 + UN SALDO DE 11/10 s/112.00 + SERVICIO DE FLETE TRU-LIM (RECOJO DE BANDEJA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43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